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UriBuilder.host( @ Nullable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UriBuilder.pathSegment( String ... pathSeg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UriBuilder.initUriComponentsBuilder( String uriTemplat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UriBuilder.por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UriBuilderFactory.expand( String uriTemplate , Map &lt; String , ? &gt; uri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UriBuilder.build( Object ... uriVa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UriBuilder.createUri( UriComponents uri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UriBuilder.queryParamIfPresent( String name , Optional &lt; ? &gt;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UriBuilderFactory.setDefaultUriVariables( @ Nullable Map &lt; String , ? &gt; defaultUriVariabl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UriBuilderFactory.shouldPars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UriBuilder.replacePath( @ Nullable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UriBuilder.queryParam( String name , @ Nullable Collection &lt; ?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UriBuilderFactory.setParsePath( boolean pars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UriBuilder.DefaultUriBuilder( String uri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UriBuilderFactory.getDefaultUri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UriBuilderFactory.setEncodingMode( EncodingMode encoding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UriBuilder.replaceQuery( @ Nullable String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UriBuilderFactory.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UriBuilder.replaceQueryParams( MultiValueMap &lt; String , String &gt;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UriBuilder.queryParams( MultiValueMap &lt; String , String &gt;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UriBuilder.scheme( @ Nullable String sche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UriBuilderFactory.uriString( String uri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UriBuilder.replaceQueryParam( String name , Object ...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UriBuilderFactory.getEncoding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UriBuilderFactory.DefaultUriBuilderFactory( String baseUri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UriBuilder.replaceQueryParam( String name , @ Nullable Collection &lt; ?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UriBuilder.port( @ Nullable String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UriBuilderFactory.expand( String uriTemplate , Object ... uri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UriBuilder.parsePathIfNecessary( UriComponentsBuilder resul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UriBuilder.queryParam( String name , Object ...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UriBuilder.query( String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UriBuilderFactory.DefaultUriBuilderFactory( UriComponentsBuilder bas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UriBuilder.fragment( @ Nullable String frag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UriBuilderFactory.DefaultUriBuild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UriBuilder.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UriBuilder.build( Map &lt; String , ? &gt; uriVa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UriBuilder.userInfo( @ Nullable String user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